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dd5" officeooo:paragraph-rsid="00056dd5"/>
    </style:style>
    <style:style style:name="P2" style:family="paragraph" style:parent-style-name="Standard">
      <style:text-properties officeooo:rsid="0006d3d8" officeooo:paragraph-rsid="0006d3d8"/>
    </style:style>
    <style:style style:name="P3" style:family="paragraph" style:parent-style-name="Standard">
      <style:text-properties officeooo:rsid="0006d3d8" officeooo:paragraph-rsid="000722b6"/>
    </style:style>
    <style:style style:name="P4" style:family="paragraph" style:parent-style-name="Standard">
      <style:text-properties officeooo:rsid="000722b6" officeooo:paragraph-rsid="000722b6"/>
    </style:style>
    <style:style style:name="T1" style:family="text">
      <style:text-properties officeooo:rsid="0006d3d8"/>
    </style:style>
    <style:style style:name="T2" style:family="text">
      <style:text-properties officeooo:rsid="00072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rder function</text:p>
      <text:p text:style-name="P1">tbl order (orderid, date,uid,...)</text:p>
      <text:p text:style-name="P1">tbl orderdetail(orderid, foodid)</text:p>
      <text:p text:style-name="P1"/>
      <text:p text:style-name="P1">=&gt; save menu order : 1 days, array of days ?</text:p>
      <text:p text:style-name="P1"/>
      <text:p text:style-name="P1">1 day : insert into order(orderid, uid, date,...)</text:p>
      <text:p text:style-name="P1">→ insert into orderdetail(orderid, foodid)</text:p>
      <text:p text:style-name="P1"/>
      <text:p text:style-name="P1">//<text:span text:style-name="T1">insert foodid</text:span></text:p>
      <text:p text:style-name="P1"/>
      <text:p text:style-name="P2"/>
      <text:p text:style-name="P2">food_ins = db_insert('orderdetail')-&gt;fields(array('foodid'));</text:p>
      <text:p text:style-name="P2"/>
      <text:p text:style-name="P2">foreach($foodid as $key=&gt;$value){</text:p>
      <text:p text:style-name="P2">food_ins-&gt;values(array('foodid'=&gt;$value),)</text:p>
      <text:p text:style-name="P2">}</text:p>
      <text:p text:style-name="P2"/>
      <text:p text:style-name="P2">=&gt;steps to save foodid</text:p>
      <text:p text:style-name="P2">select items → store to food_arr() : array_push($food_arr,$item);</text:p>
      <text:p text:style-name="P2">$fcount = count($food_arr);</text:p>
      <text:p text:style-name="P2">foreach($food_arr as $key=&gt;$value){</text:p>
      <text:p text:style-name="P2">food_ins-&gt;values(array('food_arr'=&gt;$value),)</text:p>
      <text:p text:style-name="P2">}</text:p>
      <text:p text:style-name="P2"/>
      <text:p text:style-name="P2">food_arr('orderId'=&gt;'foodid')-&gt;</text:p>
      <text:p text:style-name="P2"/>
      <text:p text:style-name="P3">=&gt;</text:p>
      <text:p text:style-name="P4">$orderId = db_insert('orders')-&gt;fields(array(....));</text:p>
      <text:p text:style-name="P3"><text:span text:style-name="T2">$orderId = db_query('Select orderId from orders)-&gt;execute()-&gt;fetchField();</text:span><text:line-break/>food_ins = db_insert('orderdetail')-&gt;fields(array('orderId','foodid'));</text:p>
      <text:p text:style-name="P2"/>
      <text:p text:style-name="P2">foreach($food_arr as $key=&gt;$value){</text:p>
      <text:p text:style-name="P4">food_ins -&gt;values(array('orderId'=&gt;$orderId,'foodid'=&gt;$value))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9:20:08.133965571</meta:creation-date>
    <dc:date>2014-10-08T17:05:31.278264845</dc:date>
    <meta:editing-duration>PT6H59M1S</meta:editing-duration>
    <meta:editing-cycles>1</meta:editing-cycles>
    <meta:document-statistic meta:table-count="0" meta:image-count="0" meta:object-count="0" meta:page-count="1" meta:paragraph-count="24" meta:word-count="83" meta:character-count="889" meta:non-whitespace-character-count="830"/>
    <meta:generator>LibreOffice/4.2.6.3$Linux_x86 LibreOffice_project/420m0$Build-3</meta:generator>
  </office:meta>
</office:document-meta>
</file>